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84607" officeooo:paragraph-rsid="00284607"/>
    </style:style>
    <style:style style:name="P2" style:family="paragraph" style:parent-style-name="Standard">
      <style:paragraph-properties fo:text-align="start" style:justify-single-word="false"/>
      <style:text-properties officeooo:rsid="00284607" officeooo:paragraph-rsid="00284607"/>
    </style:style>
    <style:style style:name="P3" style:family="paragraph" style:parent-style-name="Standard">
      <style:paragraph-properties fo:text-align="end" style:justify-single-word="false"/>
      <style:text-properties officeooo:rsid="00284607" officeooo:paragraph-rsid="0028460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84607" officeooo:paragraph-rsid="00284607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84607" officeooo:paragraph-rsid="00284607"/>
    </style:style>
    <style:style style:name="P6" style:family="paragraph" style:parent-style-name="Standard">
      <style:paragraph-properties fo:text-align="start" style:justify-single-word="false"/>
      <style:text-properties style:text-position="sub 58%" officeooo:rsid="00284607" officeooo:paragraph-rsid="00284607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normal" officeooo:rsid="00284607" officeooo:paragraph-rsid="00284607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284607" officeooo:paragraph-rsid="00284607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29e0f5" officeooo:paragraph-rsid="0029e0f5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2fc2a4" officeooo:paragraph-rsid="002fc2a4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position="0% 100%" fo:font-weight="normal" officeooo:rsid="002fdeb7" officeooo:paragraph-rsid="002fdeb7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aaa77" officeooo:paragraph-rsid="002aaa77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fc2a4" officeooo:paragraph-rsid="002fc2a4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fo:font-weight="normal" officeooo:rsid="002aaa77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2aaa77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officeooo:rsid="002fde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 of Combustion Lab</text:p>
      <text:p text:style-name="P1">2016-04-1<text:span text:style-name="T8">2</text:span></text:p>
      <text:p text:style-name="P1">Ryan Stenmark</text:p>
      <text:p text:style-name="P1"/>
      <text:list xml:id="list8142316406341913802" text:style-name="L1">
        <text:list-item>
          <text:p text:style-name="P4">Write the balanced equation showing the combustion of methane.</text:p>
          <text:list>
            <text:list-item>
              <text:p text:style-name="P4">CH<text:span text:style-name="T6">4(g) </text:span><text:span text:style-name="T3">+ 2O</text:span><text:span text:style-name="T6">2(g)</text:span><text:span text:style-name="T3"> → CO</text:span><text:span text:style-name="T6">2(g)</text:span><text:span text:style-name="T3"> + 2H</text:span><text:span text:style-name="T6">2</text:span><text:span text:style-name="T3">O</text:span><text:span text:style-name="T6">(l)</text:span></text:p>
            </text:list-item>
          </text:list>
        </text:list-item>
      </text:list>
      <text:p text:style-name="P6"/>
      <text:p text:style-name="P6"><text:tab/></text:p>
      <text:p text:style-name="P2"><text:span text:style-name="T4"><text:tab/>1.11g of methane CH</text:span><text:span text:style-name="T7">4</text:span><text:span text:style-name="T4"> is burned in a bomb calorimeter containing 1000g of water. The initial <text:tab/>temperature of water is 24.85</text:span><text:span text:style-name="T1">o</text:span><text:span text:style-name="T4">C. The specific heat of water is 4.184 J/g </text:span><text:span text:style-name="T1">o</text:span><text:span text:style-name="T4">C. The heat capacity of <text:tab/>the calorimeter is 695 J/</text:span><text:span text:style-name="T1">o</text:span><text:span text:style-name="T4">C. After the reaction the final temperature of the water is 35.65</text:span><text:span text:style-name="T1">o</text:span><text:span text:style-name="T4">C.</text:span></text:p>
      <text:p text:style-name="P7"/>
      <text:list xml:id="list3499161661180266738" text:style-name="L2">
        <text:list-item>
          <text:p text:style-name="P8">Calculate the change in temperature, delta T.</text:p>
          <text:list>
            <text:list-item>
              <text:p text:style-name="P12"><text:span text:style-name="T4">35.65 – 24.85 = 10.8, delta T = 10.8</text:span><text:span text:style-name="T1">o</text:span><text:span text:style-name="T4">C.</text:span></text:p>
            </text:list-item>
          </text:list>
        </text:list-item>
      </text:list>
      <text:p text:style-name="P7"/>
      <text:list xml:id="list191052569504779" text:continue-numbering="true" text:style-name="L2">
        <text:list-item>
          <text:p text:style-name="P5"><text:span text:style-name="T4">Using the formula q</text:span><text:span text:style-name="T7">water</text:span><text:span text:style-name="T4"> = m * c * delta T, </text:span><text:span text:style-name="T5">calculate the heat absorbed by the water</text:span><text:span text:style-name="T4">.</text:span></text:p>
          <text:list>
            <text:list-item>
              <text:p text:style-name="P5"><text:span text:style-name="T5">1000.0g * 4.184 J * 10.8</text:span><text:span text:style-name="T2">o</text:span><text:span text:style-name="T5">C = 45.1 kJ</text:span></text:p>
            </text:list-item>
          </text:list>
        </text:list-item>
      </text:list>
      <text:p text:style-name="P7"/>
      <text:list xml:id="list191052395423918" text:continue-numbering="true" text:style-name="L2">
        <text:list-item>
          <text:p text:style-name="P5"><text:span text:style-name="T4">Using the formula q</text:span><text:span text:style-name="T7">cal</text:span><text:span text:style-name="T4"> = C</text:span><text:span text:style-name="T7">cal</text:span><text:span text:style-name="T4"> * delta T, calculate the heat absorbed by the calorimeter.</text:span></text:p>
          <text:list>
            <text:list-item>
              <text:p text:style-name="P13"><text:span text:style-name="T4">695 J/</text:span><text:span text:style-name="T1">o</text:span><text:span text:style-name="T4">C * 10.8</text:span><text:span text:style-name="T1">o</text:span><text:span text:style-name="T4">C = 75.06 kJ</text:span></text:p>
              <text:p text:style-name="P8"/>
            </text:list-item>
          </text:list>
        </text:list-item>
        <text:list-item>
          <text:p text:style-name="P5"><text:span text:style-name="T4">Using the formula delta H = -(q</text:span><text:span text:style-name="T7">cal</text:span><text:span text:style-name="T4"> + q</text:span><text:span text:style-name="T7">water</text:span><text:span text:style-name="T4">), calculate the total heat of combustion.</text:span></text:p>
          <text:list>
            <text:list-item>
              <text:p text:style-name="P10">-75.06 + -45.10 = -120.16 kJ</text:p>
              <text:p text:style-name="P9"/>
            </text:list-item>
          </text:list>
        </text:list-item>
        <text:list-item>
          <text:p text:style-name="P9">Evaluate the information contained in this calculation and complete the following sentence. This calculation shows that burning ____ grams of methane [takes in/gives off] ____ energy.</text:p>
          <text:list>
            <text:list-item>
              <text:p text:style-name="P10">This calculation shows that burning 1.11 g of methane gives off 120.16 kJ of energy.</text:p>
              <text:p text:style-name="P9"/>
            </text:list-item>
          </text:list>
        </text:list-item>
        <text:list-item>
          <text:p text:style-name="P9">The molar mass of methane is 16.04 g/mol. Calculate the number of moles of methane burned in the experiment.</text:p>
          <text:list>
            <text:list-item>
              <text:p text:style-name="P10">1.11 g / 16.04 g/mol = 0.0692 mol</text:p>
              <text:p text:style-name="P9"/>
            </text:list-item>
          </text:list>
        </text:list-item>
        <text:list-item>
          <text:p text:style-name="P9">What is the experimental molar heat of combustion?</text:p>
          <text:list>
            <text:list-item>
              <text:p text:style-name="P10">The expermental molar heat of combustion is the amount of exothermic heat generated per mole of a substance combusted when a real combustion takes place.</text:p>
              <text:p text:style-name="P9"/>
            </text:list-item>
          </text:list>
        </text:list-item>
        <text:list-item>
          <text:p text:style-name="P9">The accepted value for the heat of combustion of methane is -890KJ/mol. Explain why the experimental data might differ from the theoretical value.</text:p>
          <text:list>
            <text:list-item>
              <text:p text:style-name="P10">Conditions in the theoretical system may differ from the experimental system, leading to different results.</text:p>
              <text:p text:style-name="P9"/>
            </text:list-item>
          </text:list>
        </text:list-item>
        <text:list-item>
          <text:p text:style-name="P9">Given the formula %error = theoretical value – experimental value / theoretical value * 100, calculate the percent error for the experiment.</text:p>
          <text:list>
            <text:list-item>
              <text:p text:style-name="P11">890 / (1.0 / 0.0692 * 120.16) = 51.25% err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4-12T19:10:52.274189308</dc:date>
    <meta:editing-duration>PT20H32M41S</meta:editing-duration>
    <meta:editing-cycles>18</meta:editing-cycles>
    <meta:generator>LibreOffice/4.4.7.2$Linux_X86_64 LibreOffice_project/40$Build-2</meta:generator>
    <meta:document-statistic meta:table-count="0" meta:image-count="0" meta:object-count="0" meta:page-count="1" meta:paragraph-count="25" meta:word-count="349" meta:character-count="1951" meta:non-whitespace-character-count="1640"/>
  </office:meta>
</office:document-meta>
</file>